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master-page-name="Standard">
      <style:paragraph-properties style:page-number="auto"/>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rland Greig’s death as recorded by </text:p>
      <text:p text:style-name="Standard">Herbert Cecil Algar </text:p>
      <text:p text:style-name="Standard">Recording the event on 17<text:span text:style-name="T1">th</text:span> October 1915<text:bookmark text:name="_GoBack"/></text:p>
      <text:p text:style-name="Standard">In his diary</text:p>
      <text:p text:style-name="Standard">We heard a shell coming. The shell exploded about three paces from me and I was hit and I had two cuts in the ribs and one in the rear of the shoulder. It was not much but if we had no ducked under the rock probably we should all have been hurt or been killed. </text:p>
      <text:p text:style-name="Standard">One shell dropped just behind (the guns) where all the men were getting ready for firing. That gun was about four hundred yards from us. ….</text:p>
      <text:p text:style-name="Standard">When I arose after being hit by the shell it was to see poor Major Greig stretched out with his head nearly off; in fact, a lot of it was gone.</text:p>
      <text:p text:style-name="Standard">The passed through Major Greig’s neck before it struck the ground and exploded. I think it was a high explosive shell that did the damage. This sight I shall never forget. </text:p>
      <text:p text:style-name="Standard">I was three paces from Major Greig. Major Greig and myself and where the shell burst formed a triangle. The shell passed through Major Greig’s face and neck before he struck to the ground and it exploded. I think it was a high explosive shell that did 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ris, Robin</meta:initial-creator>
    <dc:creator>Morris, Robin</dc:creator>
    <meta:editing-cycles>1</meta:editing-cycles>
    <meta:creation-date>2018-03-04T13:25:00</meta:creation-date>
    <dc:date>2018-03-04T13:42:00</dc:date>
    <meta:editing-duration>PT17M</meta:editing-duration>
    <meta:generator>LibreOffice/6.0.7.3$Linux_X86_64 LibreOffice_project/00m0$Build-3</meta:generator>
    <meta:document-statistic meta:table-count="0" meta:image-count="0" meta:object-count="0" meta:page-count="1" meta:paragraph-count="9" meta:word-count="211" meta:character-count="1080" meta:non-whitespace-character-count="8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